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0">
      <style:paragraph-properties fo:orphans="2" fo:widows="2"/>
      <style:text-properties officeooo:paragraph-rsid="000b5975"/>
    </style:style>
    <style:style style:name="P5" style:family="paragraph" style:parent-style-name="Text_20_body" style:list-style-name="L11">
      <style:paragraph-properties fo:orphans="2" fo:widows="2"/>
      <style:text-properties officeooo:paragraph-rsid="000b5975"/>
    </style:style>
    <style:style style:name="P6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/>
    </style:style>
    <style:style style:name="P8" style:family="paragraph" style:parent-style-name="Text_20_body" style:list-style-name="L2">
      <style:paragraph-properties fo:margin-left="0.1563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/>
    </style:style>
    <style:style style:name="P9" style:family="paragraph" style:parent-style-name="Text_20_body" style:list-style-name="L1">
      <style:paragraph-properties fo:margin-left="0.1563in" fo:margin-right="0in" fo:orphans="2" fo:widows="2" fo:text-indent="0in" style:auto-text-indent="false"/>
    </style:style>
    <style:style style:name="P10" style:family="paragraph" style:parent-style-name="Text_20_body" style:list-style-name="L2">
      <style:paragraph-properties fo:margin-left="0.1563in" fo:margin-right="0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officeooo:rsid="000b5975" officeooo:paragraph-rsid="000b5975"/>
    </style:style>
    <style:style style:name="P12" style:family="paragraph" style:parent-style-name="Heading_20_2">
      <style:paragraph-properties fo:text-align="center" style:justify-single-word="false"/>
      <style:text-properties officeooo:paragraph-rsid="0009199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222222" style:font-name="arial" fo:font-size="10.5pt" fo:letter-spacing="normal" fo:font-style="normal" fo:font-weight="normal" style:font-size-asian="10.5pt" style:font-size-complex="10.5pt" loext:padding-left="0in" loext:padding-right="0in" loext:padding-top="0in" loext:padding-bottom="0.0193in" loext:border-left="none" loext:border-right="none" loext:border-top="none" loext:border-bottom="0.06pt dashed #cccccc"/>
    </style:style>
    <style:style style:name="T4" style:family="text">
      <style:text-properties fo:font-variant="normal" fo:text-transform="none" fo:color="#222222" style:font-name="arial" fo:font-size="10.5pt" fo:letter-spacing="normal" fo:font-style="normal" fo:font-weight="normal" officeooo:rsid="000b5975" style:font-size-asian="10.5pt" style:font-size-complex="10.5pt"/>
    </style:style>
    <style:style style:name="T5" style:family="text">
      <style:text-properties fo:font-variant="normal" fo:text-transform="none" fo:color="#222222" style:font-name="arial" fo:font-size="10.5pt" fo:letter-spacing="normal" fo:font-style="normal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fo:font-variant="normal" fo:text-transform="none" fo:color="#222222" style:font-name="arial" fo:font-size="10.5pt" fo:letter-spacing="normal" fo:font-style="normal" style:text-underline-style="solid" style:text-underline-width="auto" style:text-underline-color="font-color" fo:font-weight="bold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fo:font-variant="normal" fo:text-transform="none" fo:color="#1155cc" style:font-name="arial" fo:font-size="10.5pt" fo:letter-spacing="normal" fo:font-style="normal" fo:font-weight="normal" style:font-size-asian="10.5pt" style:font-size-complex="10.5pt"/>
    </style:style>
    <style:style style:name="T8" style:family="text">
      <style:text-properties officeooo:rsid="00091991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091991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0b5975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35in" fo:text-indent="-0.25in" fo:margin-left="0.70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35in" fo:text-indent="-0.25in" fo:margin-left="0.95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35in" fo:text-indent="-0.25in" fo:margin-left="1.20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35in" fo:text-indent="-0.25in" fo:margin-left="1.45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35in" fo:text-indent="-0.25in" fo:margin-left="1.70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35in" fo:text-indent="-0.25in" fo:margin-left="1.95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35in" fo:text-indent="-0.25in" fo:margin-left="2.20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35in" fo:text-indent="-0.25in" fo:margin-left="2.45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35in" fo:text-indent="-0.25in" fo:margin-left="2.70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35in" fo:text-indent="-0.25in" fo:margin-left="2.953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8">Coding Challenge from Vaporstream</text:span><text:span text:style-name="T1"><text:line-break/></text:span><text:span text:style-name="T10">Applicant: </text:span><text:span text:style-name="T9">Douglas Selph<text:line-break/></text:span><text:span text:style-name="T11">7</text:span><text:span text:style-name="T9">/</text:span><text:span text:style-name="T11">20</text:span><text:span text:style-name="T9">/17 </text:span></text:h>
      <text:p text:style-name="P11"><text:span text:style-name="T2">Make your own best guesses if the requirements aren't clear and document those assumptions. </text:span></text:p>
      <text:p text:style-name="P11"><text:span text:style-name="T2">Zip up your code and provide a link to download it or a link to a git repo. <text:s/></text:span></text:p>
      <text:p text:style-name="P11"><text:span text:style-name="T2">Feel free to use whatever third party libraries you like to get the job done, but please bundle these libraries with your code, so that we can run your solution.</text:span></text:p>
      <text:p text:style-name="P11"><text:span text:style-name="T2">Create an Android app which does the following:</text:span></text:p>
      <text:list xml:id="list3301076789" text:style-name="L10">
        <text:list-item>
          <text:p text:style-name="P4"><text:span text:style-name="T4">Provide a search box for the user to enter location and request the weather data for that location from:<text:line-break/> https://developer.</text:span><text:bookmark-start text:name="__DdeLink__510_4069523245"/><text:span text:style-name="T4">worldweatheronline</text:span><text:bookmark-end text:name="__DdeLink__510_4069523245"/><text:span text:style-name="T4">.com/api/ <text:line-break/>(you will need to register for a free account and obtain a test API key from them). <text:line-break/>Display the following info:</text:span></text:p>
        </text:list-item>
      </text:list>
      <text:list xml:id="list1128285942" text:style-name="L11">
        <text:list-item>
          <text:list>
            <text:list-item>
              <text:p text:style-name="P5"><text:span text:style-name="T4">current temperature </text:span></text:p>
            </text:list-item>
            <text:list-item>
              <text:p text:style-name="P5"><text:span text:style-name="T4">weather description </text:span></text:p>
            </text:list-item>
            <text:list-item>
              <text:p text:style-name="P5"><text:span text:style-name="T4">weather icon </text:span></text:p>
            </text:list-item>
            <text:list-item>
              <text:p text:style-name="P5"><text:span text:style-name="T4">precipitation</text:span></text:p>
            </text:list-item>
          </text:list>
        </text:list-item>
      </text:list>
      <text:list xml:id="list145923039454305" text:continue-list="list3301076789" text:style-name="L10">
        <text:list-item>
          <text:p text:style-name="P4"><text:span text:style-name="T4">When a user taps, display a list with the weather forecast for the next 5 days showing the temperature, weather icon, description, precipitation.</text:span></text:p>
        </text:list-item>
        <text:list-item>
          <text:p text:style-name="P4"><text:span text:style-name="T4">The user should be able to go back to the other screen, enter a different location and see the weather data for the new loc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0:21:26.391685950</meta:creation-date>
    <dc:date>2017-07-20T14:59:22.066777967</dc:date>
    <meta:editing-duration>PT20M55S</meta:editing-duration>
    <meta:editing-cycles>6</meta:editing-cycles>
    <meta:generator>LibreOffice/5.3.4.2$Linux_X86_64 LibreOffice_project/f82d347ccc0be322489bf7da61d7e4ad13fe2ff3</meta:generator>
    <meta:document-statistic meta:table-count="0" meta:image-count="0" meta:object-count="0" meta:page-count="1" meta:paragraph-count="12" meta:word-count="181" meta:character-count="1059" meta:non-whitespace-character-count="887"/>
  </office:meta>
</office:document-meta>
</file>